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-1.101cm" fo:margin-top="0cm" fo:margin-bottom="0.247cm" style:contextual-spacing="false" fo:line-height="115%" fo:text-indent="0cm" style:auto-text-indent="false" fo:background-color="transparent"/>
      <style:text-properties fo:font-size="10.5pt" officeooo:rsid="000e1220" officeooo:paragraph-rsid="000e1220" style:font-size-asian="10.5pt" style:font-size-complex="10.5pt"/>
    </style:style>
    <style:style style:name="P2" style:family="paragraph" style:parent-style-name="Text_20_body">
      <loext:graphic-properties draw:fill="none"/>
      <style:paragraph-properties fo:margin-left="0cm" fo:margin-right="-1.101cm" fo:margin-top="0cm" fo:margin-bottom="0.247cm" style:contextual-spacing="false" fo:line-height="115%" fo:text-indent="0cm" style:auto-text-indent="false" fo:background-color="transparent"/>
      <style:text-properties fo:font-size="10.5pt" fo:font-weight="bold" officeooo:rsid="000e1220" officeooo:paragraph-rsid="000e1220" style:font-size-asian="10.5pt" style:font-weight-asian="bold" style:font-size-complex="10.5pt" style:font-weight-complex="bold"/>
    </style:style>
    <style:style style:name="P3" style:family="paragraph" style:parent-style-name="Title">
      <style:text-properties fo:font-size="28pt" style:text-underline-style="solid" style:text-underline-width="bold" style:text-underline-color="font-color" officeooo:rsid="000e1220" officeooo:paragraph-rsid="000e1220" style:font-size-asian="28pt" style:font-size-complex="28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LORA PETER</text:p>
      <text:p text:style-name="P2">Florenceonyi09@gmail.com</text:p>
      <text:p text:style-name="P2">+234-8105769233</text:p>
      <text:p text:style-name="Subtitle">Objective:</text:p>
      <text:p text:style-name="P1">Experienced and detail-oriented Web Developer with a passion for creating efficient, scalable, and visually appealing websites. Seeking an opportunity to leverage my skills in [specific technologies or frameworks] to contribute to innovative web development projects.</text:p>
      <text:p text:style-name="Subtitle">Education:</text:p>
      <text:p text:style-name="P2">Bachelor's Degree in Software Engineering</text:p>
      <text:p text:style-name="P1">University of Delta, Agbor</text:p>
      <text:p text:style-name="P1">December 2022 <text:s/>- 2026</text:p>
      <text:p text:style-name="P1">Relevant coursework: [List any relevant courses or achievements]</text:p>
      <text:p text:style-name="P1"/>
      <text:p text:style-name="Subtitle">Technical Skills:</text:p>
      <text:p text:style-name="P1">-<text:span text:style-name="T1"> Frontend:</text:span> HTML, CSS, JavaScript, React.js</text:p>
      <text:p text:style-name="P1">- <text:span text:style-name="T1">Responsive Design</text:span>: Bootstrap, Tailwind CSS</text:p>
      <text:p text:style-name="P1">- <text:span text:style-name="T1">Version Control</text:span>: Git, GitHub</text:p>
      <text:p text:style-name="P1"/>
      <text:p text:style-name="Subtitle">Work Experience:</text:p>
      <text:p text:style-name="P2">[Job Title]</text:p>
      <text:p text:style-name="P1">[Company Name], [Location]</text:p>
      <text:p text:style-name="P1">[Month Year Started] - [Month Year Ended]</text:p>
      <text:p text:style-name="P1">- Developed and maintained responsive web applications </text:p>
      <text:p text:style-name="P1">- Carried out routine site maintenance</text:p>
      <text:p text:style-name="P1">- Collaborated with cross-functional teams to deliver high-quality products on time.</text:p>
      <text:p text:style-name="P1">- Designed and optimized database schemas for efficient data retrieval.</text:p>
      <text:p text:style-name="P1">- Conducted code reviews and provided constructive feedback to team members.</text:p>
      <text:p text:style-name="P1">- Implemented continuous integration and deployment processes for improved workflow.</text:p>
      <text:p text:style-name="P1">- Worked closely with other developers and professionals.</text:p>
      <text:p text:style-name="P1">- Worked under pressure and to tight deadlines.</text:p>
      <text:p text:style-name="P1">- Build customised websites to the highest specifications.</text:p>
      <text:p text:style-name="P1"/>
      <text:p text:style-name="Subtitle"><text:soft-page-break/>Projects:</text:p>
      <text:p text:style-name="P2">My Portfolio</text:p>
      <text:p text:style-name="P1">- Developed a responsive portfolio website using HTML, CSS and JAVASCRIPT</text:p>
      <text:p text:style-name="P1">- Designed and implemented a user-friendly frontend</text:p>
      <text:p text:style-name="P1">- Worked under pressure and to a tight deadline</text:p>
      <text:p text:style-name="P2">[Project Title]</text:p>
      <text:p text:style-name="P1">- Created a blog platform using Node.js, Express.js, and MongoDB for backend services.</text:p>
      <text:p text:style-name="P1">- Implemented RESTful API endpoints for CRUD operations.</text:p>
      <text:p text:style-name="P1">- Designed and implemented a user-friendly frontend using Vue.js.</text:p>
      <text:p text:style-name="P1">- Implemented user authentication and authorization functionalities.</text:p>
      <text:p text:style-name="P1">- Utilized Redux for state management, ensuring a smooth and interactive user experience.</text:p>
      <text:p text:style-name="P1"/>
      <text:p text:style-name="Subtitle">Certifications:</text:p>
      <text:p text:style-name="P1">-[Certification Name], [Coursera], [Date]</text:p>
      <text:p text:style-name="P1">-[Certification Name], [Coursera], [Date]</text:p>
      <text:p text:style-name="P1">-[Certification Name], [Coursera], [Date]</text:p>
      <text:p text:style-name="P1">-[Certification Name], [Coursera], [Date]</text:p>
      <text:p text:style-name="P1"/>
      <text:p text:style-name="Subtitle">Languages:</text:p>
      <text:p text:style-name="P1">- English (Fluent)</text:p>
      <text:p text:style-name="P1">- Igbo</text:p>
      <text:p text:style-name="P1"/>
      <text:p text:style-name="Subtitle">Skills:</text:p>
      <text:p text:style-name="P1">- Exploring new web development technologies</text:p>
      <text:p text:style-name="P1">- Open-source contribution</text:p>
      <text:p text:style-name="P1">- The communication skills required to attend client meetings</text:p>
      <text:p text:style-name="P1">- A disciplined and analytical approach to web development projects</text:p>
      <text:p text:style-name="P1">- The ability to work on your own with minimum supervision</text:p>
      <text:p text:style-name="P1">- Produce feasibility and usability reports for projects as well as accurate cost projections</text:p>
      <text:p text:style-name="P1">- Organize and manage multiple priorities simultaneously</text:p>
      <text:p text:style-name="P1">- Communicate confidently</text:p>
      <text:p text:style-name="P1">- Quickly fit into any existing team of developers</text:p>
      <text:p text:style-name="P1">- Work through a project life cyc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41cm" fo:margin-right="2.00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7:28:31.074000000</meta:creation-date>
    <dc:date>2023-12-14T18:47:57.611000000</dc:date>
    <meta:editing-duration>PT1H19M28S</meta:editing-duration>
    <meta:editing-cycles>1</meta:editing-cycles>
    <meta:generator>LibreOffice/7.5.7.1$Windows_X86_64 LibreOffice_project/47eb0cf7efbacdee9b19ae25d6752381ede23126</meta:generator>
    <meta:document-statistic meta:table-count="0" meta:image-count="0" meta:object-count="0" meta:page-count="2" meta:paragraph-count="57" meta:word-count="359" meta:character-count="2593" meta:non-whitespace-character-count="2289"/>
  </office:meta>
</office:document-meta>
</file>